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octet-stream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" style:font-style-complex="italic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7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8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29" style:family="paragraph" style:parent-style-name="CodigoListado">
      <style:text-properties fo:language="en" fo:country="US"/>
    </style:style>
    <style:style style:name="P30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1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2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33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/>
    </style:style>
    <style:style style:name="P34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5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37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38" style:family="paragraph" style:parent-style-name="Standard">
      <style:text-properties style:font-name="Liberation Mono" fo:font-size="9pt" style:font-size-asian="9pt" style:font-size-complex="9pt"/>
    </style:style>
    <style:style style:name="P39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</style:style>
    <style:style style:name="P40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1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42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43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4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45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/>
    </style:style>
    <style:style style:name="P46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/>
    </style:style>
    <style:style style:name="P47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fo:background-color="transparent" loext:char-shading-value="0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337275" fo:language="es" fo:country="ES" officeooo:rsid="00150557" style:font-name-asian="Times New Roman" style:language-asian="en" style:country-asian="US" style:font-name-complex="Times New Roman" style:font-size-complex="11pt" style:language-complex="en" style:country-complex="US"/>
    </style:style>
    <style:style style:name="T14" style:family="text">
      <style:text-properties fo:color="#ff0000" fo:language="es" fo:country="ES"/>
    </style:style>
    <style:style style:name="T15" style:family="text">
      <style:text-properties fo:color="#ff0000" fo:language="es" fo:country="ES" fo:font-weight="bold" style:font-weight-asian="bold"/>
    </style:style>
    <style:style style:name="T16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7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8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9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20" style:family="text">
      <style:text-properties fo:language="es" fo:country="ES"/>
    </style:style>
    <style:style style:name="T21" style:family="text">
      <style:text-properties fo:language="es" fo:country="ES" fo:font-weight="bold" style:font-weight-asian="bold"/>
    </style:style>
    <style:style style:name="T22" style:family="text">
      <style:text-properties fo:language="es" fo:country="ES" style:font-name-asian="MS Mincho"/>
    </style:style>
    <style:style style:name="T23" style:family="text">
      <style:text-properties fo:language="es" fo:country="ES" fo:background-color="transparent" loext:char-shading-value="0"/>
    </style:style>
    <style:style style:name="T24" style:family="text">
      <style:text-properties fo:language="en" fo:country="US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-asian="MS Mincho"/>
    </style:style>
    <style:style style:name="T27" style:family="text">
      <style:text-properties style:font-name="Courier New" fo:font-size="10pt" style:font-size-asian="10pt" style:font-name-complex="Courier New" style:font-size-complex="10pt"/>
    </style:style>
    <style:style style:name="T28" style:family="text">
      <style:text-properties style:text-position="0% 100%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font-name="Liberation Mono" fo:font-size="9pt" style:font-size-asian="9pt" style:font-name-complex="Courier New" style:font-size-complex="9pt"/>
    </style:style>
    <style:style style:name="T36" style:family="text">
      <style:text-properties style:font-name="Liberation Mono" fo:font-size="9pt" fo:language="en" fo:country="US" style:font-size-asian="9pt" style:font-name-complex="Courier New" style:font-size-complex="9pt"/>
    </style:style>
    <style:style style:name="T37" style:family="text">
      <style:text-properties style:font-name="Liberation Mono" fo:font-size="10pt" fo:language="es" fo:country="ES" fo:background-color="transparent" loext:char-shading-value="0"/>
    </style:style>
    <style:style style:name="T38" style:family="text">
      <style:text-properties style:font-name="Calibri1" fo:font-size="11pt" fo:language="es" fo:country="ES" fo:font-weight="bold" fo:background-color="transparent" loext:char-shading-value="0"/>
    </style:style>
    <style:style style:name="T39" style:family="text">
      <style:text-properties style:font-name="Calibri1" fo:font-size="11pt" fo:language="es" fo:country="ES" fo:background-color="transparent" loext:char-shading-value="0"/>
    </style:style>
    <style:style style:name="T40" style:family="text">
      <style:text-properties style:font-name="Calibri1" fo:font-size="11pt" fo:language="es" fo:country="ES" style:font-name-asian="MS Mincho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font-name="Liberation serif1" fo:language="es" fo:country="ES"/>
    </style:style>
    <style:style style:name="T43" style:family="text">
      <style:text-properties fo:color="#111111" style:font-name="Liberation serif1" fo:font-size="11pt" fo:language="es" fo:country="ES"/>
    </style:style>
    <style:style style:name="T44" style:family="text">
      <style:text-properties fo:color="#111111" style:font-name="Calibri1" fo:font-size="11pt" fo:language="es" fo:country="ES"/>
    </style:style>
    <style:style style:name="T45" style:family="text">
      <style:text-properties fo:color="#111111" style:font-name="Liberation mono" fo:font-size="10pt" fo:language="es" fo:country="ES"/>
    </style:style>
    <style:style style:name="T46" style:family="text">
      <style:text-properties fo:color="#111111" fo:background-color="transparent" loext:char-shading-value="0"/>
    </style:style>
    <style:style style:name="T47" style:family="text">
      <style:text-properties fo:color="#111111" fo:language="es" fo:country="ES" fo:background-color="transparent" loext:char-shading-value="0"/>
    </style:style>
    <style:style style:name="T48" style:family="text">
      <style:text-properties officeooo:rsid="00150557"/>
    </style:style>
    <style:style style:name="T49" style:family="text"/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13cm" draw:visible-area-height="5.013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.</text:span></text:span> <text:span text:style-name="Fuente_20_de_20_párrafo_20_predeter."><text:span text:style-name="T11">Programación paralela II: Cláusulas OpenMP</text:span></text:span></text:p>
            <text:p text:style-name="P14">Estudiante (nombre y apellidos): <text:span text:style-name="T48">Miguel Angel Robles Urquiza</text:span></text:p>
            <text:p text:style-name="P4">Grupo de prácticas:<text:span text:style-name="T48">A1</text:span></text:p>
            <text:p text:style-name="P5">Fecha de entrega:<text:span text:style-name="T48">20/04/2017</text:span></text:p>
            <text:p text:style-name="P3"><text:span text:style-name="Fuente_20_de_20_párrafo_20_predeter."><text:span text:style-name="T12">Fecha evaluación en clase:</text:span></text:span><text:span text:style-name="Fuente_20_de_20_párrafo_20_predeter."><text:span text:style-name="T13">21/04/2017</text:span></text:span></text:p>
          </table:table-cell>
        </table:table-row>
      </table:table>
      <text:p text:style-name="P17"><text:s/></text:p>
      <text:list xml:id="list1790998107381418184" text:style-name="L1">
        <text:list-header>
          <text:p text:style-name="P39"><text:span text:style-name="Fuente_20_de_20_párrafo_20_predeter."><text:span text:style-name="T47">Ejercicios basados en los ejemplos del seminario práctico</text:span></text:span></text:p>
        </text:list-header>
        <text:list-item>
          <text:p text:style-name="P40"><text:span text:style-name="Fuente_20_de_20_párrafo_20_predeter."><text:span text:style-name="T23">¿Qué ocurre si en el ejemplo del seminario </text:span></text:span><text:span text:style-name="codigo"><text:span text:style-name="T41">shared-clause.c</text:span></text:span><text:span text:style-name="Fuente_20_de_20_párrafo_20_predeter."><text:span text:style-name="T23"> se añade a la directiva </text:span></text:span><text:span text:style-name="codigo"><text:span text:style-name="T41">parallel</text:span></text:span><text:span text:style-name="Fuente_20_de_20_párrafo_20_predeter."><text:span text:style-name="T23"> la cláusula </text:span></text:span><text:span text:style-name="codigo"><text:span text:style-name="T41">default(none)</text:span></text:span><text:span text:style-name="Fuente_20_de_20_párrafo_20_predeter."><text:span text:style-name="T23">?  </text:span></text:span><text:span text:style-name="Fuente_20_de_20_párrafo_20_predeter."><text:span text:style-name="T39">(añada una captura de pantalla que muestre lo que ocurre) </text:span></text:span><text:span text:style-name="Fuente_20_de_20_párrafo_20_predeter."><text:span text:style-name="T38">(b)</text:span></text:span><text:span text:style-name="Fuente_20_de_20_párrafo_20_predeter."><text:span text:style-name="T39"> Resuelva el problema generado sin</text:span></text:span><text:span text:style-name="Fuente_20_de_20_párrafo_20_predeter."><text:span text:style-name="T23"> eliminar </text:span></text:span><text:span text:style-name="codigo"><text:span text:style-name="T41">default(none)</text:span></text:span><text:span text:style-name="Fuente_20_de_20_párrafo_20_predeter."><text:span text:style-name="T23">.Añada el código con la modificación al cuaderno de prácticas.</text:span></text:span></text:p>
        </text:list-item>
      </text:list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  <text:p text:style-name="CodigoListado"><text:span text:style-name="Fuente_20_de_20_párrafo_20_predeter."><text:span text:style-name="T25"/></text:span></text:p>
          </table:table-cell>
        </table:table-row>
      </table:table>
      <text:p text:style-name="P24">CAPTURAS DE PANTALLA:</text:p>
      <text:p text:style-name="P30"/>
      <text:list xml:id="list142456147352445" text:continue-numbering="true" text:style-name="L1">
        <text:list-item>
          <text:p text:style-name="P40"><text:span text:style-name="Fuente_20_de_20_párrafo_20_predeter."><text:span text:style-name="T20">¿Qué ocurre si en </text:span></text:span><text:span text:style-name="codigo">private-clause.c</text:span><text:span text:style-name="Fuente_20_de_20_párrafo_20_predeter."><text:span text:style-name="T20"> se inicializa la variable </text:span></text:span><text:span text:style-name="codigo">suma</text:span><text:span text:style-name="Fuente_20_de_20_párrafo_20_predeter."><text:span text:style-name="T20"> fuera de la construcción </text:span></text:span><text:span text:style-name="codigo">parallel</text:span><text:span text:style-name="Fuente_20_de_20_párrafo_20_predeter."><text:span text:style-name="T20"> en lugar de dentro? </text:span></text:span><text:span text:style-name="Fuente_20_de_20_párrafo_20_predeter."><text:span text:style-name="T43">(inicialice suma a un valor distinto de 0 <text:s/>dentro y fuera de</text:span></text:span><text:span text:style-name="Fuente_20_de_20_párrafo_20_predeter."><text:span text:style-name="T44"> </text:span></text:span><text:span text:style-name="Fuente_20_de_20_párrafo_20_predeter."><text:span text:style-name="T45">parallel</text:span></text:span><text:span text:style-name="Fuente_20_de_20_párrafo_20_predeter."><text:span text:style-name="T43">)</text:span></text:span><text:span text:style-name="Fuente_20_de_20_párrafo_20_predeter."><text:span text:style-name="T42"> </text:span></text:span><text:span text:style-name="Fuente_20_de_20_párrafo_20_predeter."><text:span text:style-name="T20">Razone su respuesta. Añada el código con la modificación al cuaderno de prácticas.</text:span></text:span></text:p>
        </text:list-item>
      </text:list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rivate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4">CAPTURAS DE PANTALLA:</text:p>
      <text:p text:style-name="P31"/>
      <text:list xml:id="list142455143889409" text:continue-numbering="true" text:style-name="L1">
        <text:list-item>
          <text:p text:style-name="P40"><text:soft-page-break/><text:span text:style-name="Fuente_20_de_20_párrafo_20_predeter."><text:span text:style-name="T20">¿Qué ocurre si en </text:span></text:span><text:span text:style-name="codigo">private-clause.c</text:span><text:span text:style-name="Fuente_20_de_20_párrafo_20_predeter."><text:span text:style-name="T20"> se elimina la cláusula <text:s/></text:span></text:span><text:span text:style-name="codigo">private(suma)</text:span><text:span text:style-name="Fuente_20_de_20_párrafo_20_predeter."><text:span text:style-name="T20">? ¿A qué cree que es debido?</text:span></text:span></text:p>
        </text:list-item>
      </text:list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4">CAPTURAS DE PANTALLA:</text:p>
      <text:p text:style-name="P31"/>
      <text:list xml:id="list142455135257655" text:continue-numbering="true" text:style-name="L1">
        <text:list-item>
          <text:p text:style-name="P40"><text:span text:style-name="Fuente_20_de_20_párrafo_20_predeter."><text:span text:style-name="T20">En la ejecución de </text:span></text:span><text:span text:style-name="codigo">firstlastprivate.c</text:span><text:span text:style-name="Fuente_20_de_20_párrafo_20_predeter."><text:span text:style-name="T20"> de la pag. 21 del seminario se imprime un 6 fuera de la región </text:span></text:span><text:span text:style-name="codigo">parallel</text:span><text:span text:style-name="Fuente_20_de_20_párrafo_20_predeter."><text:span text:style-name="T20">. ¿El código <text:s/>imprime siempre 6 fuera de la región </text:span></text:span><text:span text:style-name="codigo">parallel</text:span><text:span text:style-name="Fuente_20_de_20_párrafo_20_predeter."><text:span text:style-name="T20">? Razone su respuesta.</text:span></text:span></text:p>
        </text:list-item>
      </text:list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4"/>
      <text:p text:style-name="P24">CAPTURAS DE PANTALLA:</text:p>
      <text:p text:style-name="P23"/>
      <text:list xml:id="list142455247799973" text:continue-numbering="true" text:style-name="L1">
        <text:list-item>
          <text:p text:style-name="P40"><text:span text:style-name="Fuente_20_de_20_párrafo_20_predeter."><text:span text:style-name="T20">¿Qué ocurre si en </text:span></text:span><text:span text:style-name="codigo">copyprivate-clause.c</text:span><text:span text:style-name="Fuente_20_de_20_párrafo_20_predeter."><text:span text:style-name="T20"> se elimina la cláusula </text:span></text:span><text:span text:style-name="codigo">copyprivate(a)</text:span><text:span text:style-name="Fuente_20_de_20_párrafo_20_predeter."><text:span text:style-name="T20"> en la directiva </text:span></text:span><text:span text:style-name="codigo">single</text:span><text:span text:style-name="Fuente_20_de_20_párrafo_20_predeter."><text:span text:style-name="T20">? ¿A qué cree que es debido?</text:span></text:span></text:p>
        </text:list-item>
      </text:list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copyprivate-clauseModificado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4">CAPTURAS DE PANTALLA:</text:p>
      <text:p text:style-name="P31"/>
      <text:list xml:id="list142455428465148" text:continue-numbering="true" text:style-name="L1">
        <text:list-item>
          <text:p text:style-name="P40"><text:span text:style-name="Fuente_20_de_20_párrafo_20_predeter."><text:span text:style-name="T20">En el ejemplo </text:span></text:span><text:span text:style-name="codigo">reduction-clause.c</text:span><text:span text:style-name="Fuente_20_de_20_párrafo_20_predeter."><text:span text:style-name="T20"> sustituya </text:span></text:span><text:span text:style-name="codigo">suma=0</text:span><text:span text:style-name="Fuente_20_de_20_párrafo_20_predeter."><text:span text:style-name="T20"> por </text:span></text:span><text:span text:style-name="codigo">suma=10</text:span><text:span text:style-name="Fuente_20_de_20_párrafo_20_predeter."><text:span text:style-name="T20">. ¿Qué resultado se imprime ahora? Justifique el resultado</text:span></text:span></text:p>
        </text:list-item>
      </text:list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<text:soft-page-break/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4">CAPTURAS DE PANTALLA:</text:p>
      <text:p text:style-name="P30"/>
      <text:list xml:id="list142456019793909" text:continue-numbering="true" text:style-name="L1">
        <text:list-item>
          <text:p text:style-name="P40"><text:span text:style-name="Fuente_20_de_20_párrafo_20_predeter."><text:span text:style-name="T20">En el ejemplo </text:span></text:span><text:span text:style-name="codigo">reduction-clause.c</text:span><text:span text:style-name="Fuente_20_de_20_párrafo_20_predeter."><text:span text:style-name="T20">, elimine </text:span></text:span><text:span text:style-name="codigo"><text:span text:style-name="T26">reduction()</text:span></text:span><text:span text:style-name="Fuente_20_de_20_párrafo_20_predeter."><text:span text:style-name="T20"> de </text:span></text:span><text:span text:style-name="codigo"><text:span text:style-name="T26">#pragma omp parallel for reduction(+:suma)</text:span></text:span><text:span text:style-name="Fuente_20_de_20_párrafo_20_predeter."><text:span text:style-name="T22"> y haga las modificaciones necesarias para que se siga realizando la suma de los componentes del vector </text:span></text:span><text:span text:style-name="codigo"><text:span text:style-name="T26">a</text:span></text:span><text:span text:style-name="Fuente_20_de_20_párrafo_20_predeter."><text:span text:style-name="T22"> en paralelo </text:span></text:span><text:span text:style-name="Fuente_20_de_20_párrafo_20_predeter."><text:span text:style-name="T40">sin usar directivas de trabajo compartido</text:span></text:span><text:span text:style-name="Fuente_20_de_20_párrafo_20_predeter."><text:span text:style-name="T22"> .</text:span></text:span></text:p>
        </text:list-item>
      </text:list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3"/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8">/* Tipo de letra Courier new o Liberation Mono. Tamaño 8 o 9.*/</text:p>
            <text:p text:style-name="P38">/* COPIAR Y PEGAR CÓDIGO FUENTE AQUÍ*/</text:p>
            <text:p text:style-name="P38">/* INTERLINEADO SENCILLO */</text:p>
            <text:p text:style-name="P38"/>
            <text:p text:style-name="P38">#include &lt;stdio.h&gt;</text:p>
            <text:p text:style-name="P38">#include &lt;stdlib.h&gt;</text:p>
            <text:p text:style-name="P38">#include &lt;omp.h&gt;</text:p>
            <text:p text:style-name="P38"/>
            <text:p text:style-name="P38">int main(int argc, char ** argv)</text:p>
            <text:p text:style-name="P38">{</text:p>
            <text:p text:style-name="Standard"><text:span text:style-name="Fuente_20_de_20_párrafo_20_predeter."><text:span text:style-name="T36">…</text:span></text:span></text:p>
            <text:p text:style-name="Standard"><text:span text:style-name="Fuente_20_de_20_párrafo_20_predeter."><text:span text:style-name="T35">}</text:span></text:span><text:span text:style-name="Fuente_20_de_20_párrafo_20_predeter."><text:span text:style-name="T27"> </text:span></text:span></text:p>
          </table:table-cell>
        </table:table-row>
      </table:table>
      <text:p text:style-name="P24">CAPTURAS DE PANTALLA:</text:p>
      <text:p text:style-name="P31"/>
      <text:p text:style-name="P34"><text:s text:c="5"/>Resto de ejercicios</text:p>
      <text:list xml:id="list142455841074810" text:continue-numbering="true" text:style-name="L1">
        <text:list-item>
          <text:p text:style-name="P41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5"><text:span text:style-name="Fuente_20_de_20_párrafo_20_predeter."><text:span text:style-name="T28"><draw:frame draw:style-name="fr1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6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mv-secuencial.c</text:span></text:p>
      <text:p text:style-name="P23"/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<text:soft-page-break/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7"> </text:span></text:span></text:p>
          </table:table-cell>
        </table:table-row>
      </table:table>
      <text:p text:style-name="P24">CAPTURAS DE PANTALLA:</text:p>
      <text:p text:style-name="P36"/>
      <text:list xml:id="list142456556560914" text:continue-numbering="true" text:style-name="L1">
        <text:list-item>
          <text:p text:style-name="P43"><text:span text:style-name="Fuente_20_de_20_párrafo_20_predeter."><text:span text:style-name="T20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39"> </text:span></text:span><text:span text:style-name="Fuente_20_de_20_párrafo_20_predeter."><text:span text:style-name="T37">for</text:span></text:span><text:span text:style-name="Fuente_20_de_20_párrafo_20_predeter."><text:span text:style-name="T23"> </text:span></text:span><text:span text:style-name="Fuente_20_de_20_párrafo_20_predeter."><text:span text:style-name="T20">. Debe implementar dos versiones del código (consulte la lección 5/Tema 2): </text:span></text:span></text:p>
        </text:list-item>
      </text:list>
      <text:list xml:id="list7655483673053449040" text:style-name="L2">
        <text:list-item>
          <text:list>
            <text:list-item>
              <text:p text:style-name="P42">una primera que paralelice el bucle que recorre las filas de la matriz y</text:p>
            </text:list-item>
            <text:list-item>
              <text:p text:style-name="P42">una segunda que paralelice el bucle que recorre las columnas. </text:p>
            </text:list-item>
          </text:list>
        </text:list-item>
      </text:list>
      <text:p text:style-name="P27"><text:span text:style-name="Fuente_20_de_20_párrafo_20_predeter."><text:span text:style-name="T20">Use las directivas que estime oportunas y las cláusulas que sean necesarias </text:span></text:span><text:span text:style-name="Fuente_20_de_20_párrafo_20_predeter."><text:span text:style-name="T21">excepto la cláusula </text:span></text:span><text:span text:style-name="codigo"><text:span text:style-name="T29">reduction</text:span></text:span><text:span text:style-name="Fuente_20_de_20_párrafo_20_predeter."><text:span text:style-name="T20">. Se debe paralelizar también la inicialización de las matrices. Respecto a este ejercicio:</text:span></text:span></text:p>
      <text:list xml:id="list7174993670951621738" text:style-name="L3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4"/>
      <text:p text:style-name="P22"><text:span text:style-name="Fuente_20_de_20_párrafo_20_predeter."><text:span text:style-name="T21">CÓDIGO FUENTE </text:span></text:span><text:span text:style-name="Fuente_20_de_20_párrafo_20_predeter."><text:span text:style-name="T20">: </text:span></text:span><text:span text:style-name="codigo">pmv-OpenMP-a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4"/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mv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6"><text:soft-page-break/></text:p>
      <text:p text:style-name="P22"><text:span text:style-name="Fuente_20_de_20_párrafo_20_predeter."><text:span text:style-name="T21">RESPUESTA</text:span></text:span><text:span text:style-name="Fuente_20_de_20_párrafo_20_predeter."><text:span text:style-name="T20">: </text:span></text:span></text:p>
      <text:p text:style-name="P24"/>
      <text:p text:style-name="P24">CAPTURAS DE PANTALLA:</text:p>
      <text:p text:style-name="P32"/>
      <text:list xml:id="list142454908454944" text:continue-list="list7174993670951621738" text:style-name="L3">
        <text:list-item text:start-value="10">
          <text:p text:style-name="P44"><text:span text:style-name="Fuente_20_de_20_párrafo_20_predeter."><text:span text:style-name="T20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20">. Respecto a este ejercicio:</text:span></text:span></text:p>
        </text:list-item>
      </text:list>
      <text:list xml:id="list5683292334657682531" text:style-name="L4">
        <text:list-item>
          <text:list>
            <text:list-item>
              <text:p text:style-name="P4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2"><text:span text:style-name="Fuente_20_de_20_párrafo_20_predeter."><text:span text:style-name="T21">CÓDIGO FUENTE</text:span></text:span><text:span text:style-name="Fuente_20_de_20_párrafo_20_predeter."><text:span text:style-name="T20">: </text:span></text:span><text:span text:style-name="codigo">pmv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29">/* INTERLINEADO SENCILLO */</text:p>
            <text:p text:style-name="P29"/>
            <text:p text:style-name="P29">#include &lt;stdio.h&gt;</text:p>
            <text:p text:style-name="P29">#include &lt;stdlib.h&gt;</text:p>
            <text:p text:style-name="P29">#include &lt;omp.h&gt;</text:p>
            <text:p text:style-name="P29"/>
            <text:p text:style-name="P29">int main(int argc, char ** argv)</text:p>
            <text:p text:style-name="P29">{</text:p>
            <text:p text:style-name="CodigoListado"><text:span text:style-name="Fuente_20_de_20_párrafo_20_predeter."><text:span text:style-name="T24">…</text:span></text:span></text:p>
            <text:p text:style-name="CodigoListado">}<text:span text:style-name="Fuente_20_de_20_párrafo_20_predeter."><text:span text:style-name="T25"> </text:span></text:span></text:p>
          </table:table-cell>
        </table:table-row>
      </table:table>
      <text:p text:style-name="P24"/>
      <text:p text:style-name="P22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5"/>
      <text:p text:style-name="P25">CAPTURAS DE PANTALLA:</text:p>
      <text:p text:style-name="P33"/>
      <text:list xml:id="list142455058902214" text:continue-numbering="true" text:style-name="L4">
        <text:list-item>
          <text:p text:style-name="P47">11.<text:tab/>Ayudándose de una hoja de cálculo (recuerde que en las aulas está instalado OpenOffice) realice una tabla y una gráfica que permitan comparar la escalabilidad (ganancia en velocidad en función del número de cores) en atcgrid y en el PC local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</text:list-item>
      </text:list>
      <text:p text:style-name="P25"/>
      <text:p text:style-name="P22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local, y para 1-12 threads en atcgrid, tamaños-N-: algúno <text:s/>del orden de cientos de miles</text:span></text:span><text:span text:style-name="Fuente_20_de_20_párrafo_20_predeter."><text:span text:style-name="T5">)</text:span></text:span><text:span text:style-name="Fuente_20_de_20_párrafo_20_predeter."><text:span text:style-name="T7">: </text:span></text:span></text:p>
      <text:p text:style-name="P26"/>
      <text:p text:style-name="P37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uis Javier Herrera</meta:initial-creator>
    <meta:creation-date>2014-03-12T15:56:00Z</meta:creation-date>
    <dc:date>2017-03-31T14:24:54.431765327</dc:date>
    <meta:print-date>1601-01-01T00:00:00Z</meta:print-date>
    <meta:editing-cycles>21</meta:editing-cycles>
    <meta:editing-duration>PT1H29M29S</meta:editing-duration>
    <meta:document-statistic meta:table-count="11" meta:image-count="0" meta:object-count="1" meta:page-count="5" meta:paragraph-count="169" meta:word-count="1415" meta:character-count="8913" meta:non-whitespace-character-count="7528"/>
    <meta:template xlink:type="simple" xlink:actuate="onRequest" xlink:title="" xlink:href="Normal.dotm"/>
  </office:meta>
</office:document-meta>
</file>